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344324.790094] usb 3-4: new high-speed USB device number 9 using xhci_hcd</text:p>
      <text:p text:style-name="Standard">[344324.988507] usb 3-4: New USB device found, idVendor=cace, idProduct=0300, bcdDevice= 1.07</text:p>
      <text:p text:style-name="Standard">[344324.988529] usb 3-4: New USB device strings: Mfr=16, Product=32, SerialNumber=48</text:p>
      <text:p text:style-name="Standard">[344324.988537] usb 3-4: Product: AirPcap Nx</text:p>
      <text:p text:style-name="Standard">[344324.988542] usb 3-4: Manufacturer: CACE</text:p>
      <text:p text:style-name="Standard">[344324.988547] usb 3-4: SerialNumber: 0080486F232E</text:p>
      <text:p text:style-name="Standard">[344325.118526] usb 3-4: reset high-speed USB device number 9 using xhci_hcd</text:p>
      <text:p text:style-name="Standard">[344325.306032] usb 3-4: driver <text:s text:c="2"/>API: 1.9.9 2016-02-15 [1-1]</text:p>
      <text:p text:style-name="Standard">[344325.306056] usb 3-4: firmware API: 1.9.6 2012-07-07</text:p>
      <text:p text:style-name="Standard">[344325.649558] ath: EEPROM regdomain: 0x8242</text:p>
      <text:p text:style-name="Standard">[344325.649563] ath: EEPROM indicates we should expect a country code</text:p>
      <text:p text:style-name="Standard">[344325.649565] ath: doing EEPROM country-&gt;regdmn map search</text:p>
      <text:p text:style-name="Standard">[344325.649566] ath: country maps to regdmn code: 0x37</text:p>
      <text:p text:style-name="Standard">[344325.649567] ath: Country alpha2 being used: NO</text:p>
      <text:p text:style-name="Standard">[344325.649568] ath: Regpair used: 0x37</text:p>
      <text:p text:style-name="Standard">[344325.649596] ieee80211 phy5: Selected rate control algorithm 'minstrel_ht'</text:p>
      <text:p text:style-name="Standard">[344325.658092] usb 3-4: Atheros AR9170 is registered as 'phy5'</text:p>
      <text:p text:style-name="Standard">[344325.658902] carl9170 3-4:1.0 wlx0080486f232e: renamed from wlan0</text:p>
      <text:p text:style-name="Standard"/>
      <text:p text:style-name="Standard"/>
      <text:p text:style-name="Standard"/>
      <text:p text:style-name="Standard">Bus 003 Device 009: ID cace:0300 CACE Technologies Inc. AirPcap NX [Atheros AR9170+AR9104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09:33:06.345407565</meta:creation-date>
    <dc:date>2023-05-08T09:33:41.948779066</dc:date>
    <meta:editing-duration>PT36S</meta:editing-duration>
    <meta:editing-cycles>1</meta:editing-cycles>
    <meta:document-statistic meta:table-count="0" meta:image-count="0" meta:object-count="0" meta:page-count="1" meta:paragraph-count="19" meta:word-count="153" meta:character-count="1196" meta:non-whitespace-character-count="1060"/>
    <meta:generator>LibreOffice/7.3.7.2$Linux_X86_64 LibreOffice_project/30$Build-2</meta:generator>
  </office:meta>
</office:document-meta>
</file>